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5.33mm" svg:height="141.84mm" svg:x="79.3mm" svg:y="70.39mm">
            <loext:p draw:notify-on-update-of-ranges="Sheet1.C9:Sheet1.C9 Sheet1.C10:Sheet1.C16 Sheet1.D9:Sheet1.D9 Sheet1.D10:Sheet1.D16 Sheet1.E9:Sheet1.E9 Sheet1.E10:Sheet1.E16 Sheet1.F9:Sheet1.F9 Sheet1.F10:Sheet1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Microblaze</text:p>
          </table:table-cell>
          <table:table-cell office:value-type="string" calcext:value-type="string">
            <text:p>LEON3 (2x4 Kb)</text:p>
          </table:table-cell>
          <table:table-cell office:value-type="string" calcext:value-type="string">
            <text:p>PRH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1 Kb Block:</text:p>
          </table:table-cell>
          <table:table-cell table:style-name="ce1" office:value-type="float" office:value="179.6" calcext:value-type="float">
            <text:p>179,6</text:p>
          </table:table-cell>
          <table:table-cell table:style-name="ce1" office:value-type="float" office:value="233.2" calcext:value-type="float">
            <text:p>233,2</text:p>
          </table:table-cell>
          <table:table-cell table:style-name="ce1" office:value-type="float" office:value="53.3" calcext:value-type="float">
            <text:p>53,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2 Kb Block:</text:p>
          </table:table-cell>
          <table:table-cell table:style-name="ce1" office:value-type="float" office:value="181.3" calcext:value-type="float">
            <text:p>181,3</text:p>
          </table:table-cell>
          <table:table-cell table:style-name="ce1" office:value-type="float" office:value="235.8" calcext:value-type="float">
            <text:p>235,8</text:p>
          </table:table-cell>
          <table:table-cell table:style-name="ce1" office:value-type="float" office:value="53.5" calcext:value-type="float">
            <text:p>53,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4 Kb Block:</text:p>
          </table:table-cell>
          <table:table-cell table:style-name="ce1" office:value-type="float" office:value="171.5" calcext:value-type="float">
            <text:p>171,5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52.5" calcext:value-type="float">
            <text:p>52,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8 Kb Block:</text:p>
          </table:table-cell>
          <table:table-cell table:style-name="ce1" office:value-type="float" office:value="22.9" calcext:value-type="float">
            <text:p>22,9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17.6" calcext:value-type="float">
            <text:p>17,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16 Kb Block:</text:p>
          </table:table-cell>
          <table:table-cell table:style-name="ce1" office:value-type="float" office:value="22.9" calcext:value-type="float">
            <text:p>22,9</text:p>
          </table:table-cell>
          <table:table-cell table:style-name="ce1" office:value-type="float" office:value="56.4" calcext:value-type="float">
            <text:p>56,4</text:p>
          </table:table-cell>
          <table:table-cell table:style-name="ce1" office:value-type="float" office:value="17.6" calcext:value-type="float">
            <text:p>17,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32 Kb Block:</text:p>
          </table:table-cell>
          <table:table-cell table:style-name="ce1" office:value-type="float" office:value="22.9" calcext:value-type="float">
            <text:p>22,9</text:p>
          </table:table-cell>
          <table:table-cell table:style-name="ce1" office:value-type="float" office:value="49.4" calcext:value-type="float">
            <text:p>49,4</text:p>
          </table:table-cell>
          <table:table-cell table:style-name="ce1" office:value-type="float" office:value="17.7" calcext:value-type="float">
            <text:p>17,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64 Kb Block: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.41" calcext:value-type="float">
            <text:p>49,41</text:p>
          </table:table-cell>
          <table:table-cell table:style-name="ce1" office:value-type="float" office:value="17.7" calcext:value-type="float">
            <text:p>17,7</text:p>
          </table:table-cell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43:27.014383428</meta:creation-date>
    <dc:date>2018-08-24T17:49:36.007894770</dc:date>
    <meta:editing-duration>PT1H55M57S</meta:editing-duration>
    <meta:editing-cycles>3</meta:editing-cycles>
    <meta:generator>LibreOffice/5.2.7.2$Linux_X86_64 LibreOffice_project/2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34cm" svg:height="14.185cm" xlink:href=".." xlink:type="simple" chart:class="chart:bar" chart:style-name="ch1">
        <chart:title svg:x="12.625cm" svg:y="0.419cm" chart:style-name="ch2">
          <text:p>Ramspeed</text:p>
        </chart:title>
        <chart:subtitle svg:x="7.32cm" svg:y="1.481cm" chart:style-name="ch3">
          <text:p>Direkter Vergleich der Systeme auf Grundlage der Ramspeed-Benchmark</text:p>
        </chart:subtitle>
        <chart:legend chart:legend-position="end" svg:x="24.265cm" svg:y="6.295cm" style:legend-expansion="high" chart:style-name="ch4"/>
        <chart:plot-area chart:style-name="ch5" table:cell-range-address="Sheet1.C9:Sheet1.F16" chart:data-source-has-labels="both" svg:x="1.561cm" svg:y="2.447cm" svg:width="22.154cm" svg:height="10.474cm">
          <chartooo:coordinate-region svg:x="2.368cm" svg:y="2.646cm" svg:width="21.347cm" svg:height="9.628cm"/>
          <chart:axis chart:dimension="x" chart:name="primary-x" chart:style-name="ch6" chartooo:axis-type="auto">
            <chartooo:date-scale/>
            <chart:title svg:x="11.218cm" svg:y="13.204cm" chart:style-name="ch7">
              <text:p>Größe des Blockes</text:p>
            </chart:title>
            <chart:categories table:cell-range-address="Sheet1.C10:Sheet1.C16"/>
          </chart:axis>
          <chart:axis chart:dimension="y" chart:name="primary-y" chart:style-name="ch8">
            <chart:title svg:x="0.451cm" svg:y="9.395cm" chart:style-name="ch9">
              <text:p>Geschwindigkeit(MB/s)</text:p>
            </chart:title>
            <chart:grid chart:style-name="ch10" chart:class="major"/>
          </chart:axis>
          <chart:series chart:style-name="ch11" chart:values-cell-range-address="Sheet1.D10:Sheet1.D16" chart:label-cell-address="Sheet1.D9:Sheet1.D9" chart:class="chart:bar">
            <chart:data-point chart:repeated="7"/>
          </chart:series>
          <chart:series chart:style-name="ch12" chart:values-cell-range-address="Sheet1.E10:Sheet1.E16" chart:label-cell-address="Sheet1.E9:Sheet1.E9" chart:class="chart:bar">
            <chart:data-point chart:repeated="7"/>
          </chart:series>
          <chart:series chart:style-name="ch13" chart:values-cell-range-address="Sheet1.F10:Sheet1.F16" chart:label-cell-address="Sheet1.F9:Sheet1.F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D9:Sheet1.D9</svg:desc>
                </draw:g>
              </table:table-cell>
              <table:table-cell office:value-type="string">
                <text:p>LEON3 (2x4 Kb)</text:p>
                <draw:g>
                  <svg:desc>Sheet1.E9:Sheet1.E9</svg:desc>
                </draw:g>
              </table:table-cell>
              <table:table-cell office:value-type="string">
                <text:p>PRHS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Kb Block:</text:p>
                <draw:g>
                  <svg:desc>Sheet1.C10:Sheet1.C16</svg:desc>
                </draw:g>
              </table:table-cell>
              <table:table-cell office:value-type="float" office:value="179.6">
                <text:p>179.6</text:p>
                <draw:g>
                  <svg:desc>Sheet1.D10:Sheet1.D16</svg:desc>
                </draw:g>
              </table:table-cell>
              <table:table-cell office:value-type="float" office:value="233.2">
                <text:p>233.2</text:p>
                <draw:g>
                  <svg:desc>Sheet1.E10:Sheet1.E16</svg:desc>
                </draw:g>
              </table:table-cell>
              <table:table-cell office:value-type="float" office:value="53.3">
                <text:p>53.3</text:p>
                <draw:g>
                  <svg:desc>Sheet1.F10:Sheet1.F16</svg:desc>
                </draw:g>
              </table:table-cell>
            </table:table-row>
            <table:table-row>
              <table:table-cell office:value-type="string">
                <text:p>2 Kb Block:</text:p>
              </table:table-cell>
              <table:table-cell office:value-type="float" office:value="181.3">
                <text:p>181.3</text:p>
              </table:table-cell>
              <table:table-cell office:value-type="float" office:value="235.8">
                <text:p>235.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 Kb Block:</text:p>
              </table:table-cell>
              <table:table-cell office:value-type="float" office:value="171.5">
                <text:p>171.5</text:p>
              </table:table-cell>
              <table:table-cell office:value-type="float" office:value="238">
                <text:p>238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8 Kb Block:</text:p>
              </table:table-cell>
              <table:table-cell office:value-type="float" office:value="22.9">
                <text:p>22.9</text:p>
              </table:table-cell>
              <table:table-cell office:value-type="float" office:value="232">
                <text:p>23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6 Kb Block:</text:p>
              </table:table-cell>
              <table:table-cell office:value-type="float" office:value="22.9">
                <text:p>22.9</text:p>
              </table:table-cell>
              <table:table-cell office:value-type="float" office:value="56.4">
                <text:p>56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32 Kb Block:</text:p>
              </table:table-cell>
              <table:table-cell office:value-type="float" office:value="22.9">
                <text:p>22.9</text:p>
              </table:table-cell>
              <table:table-cell office:value-type="float" office:value="49.4">
                <text:p>49.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64 Kb Block:</text:p>
              </table:table-cell>
              <table:table-cell office:value-type="float" office:value="23">
                <text:p>23</text:p>
              </table:table-cell>
              <table:table-cell office:value-type="float" office:value="49.41">
                <text:p>49.41</text:p>
              </table:table-cell>
              <table:table-cell office:value-type="float" office:value="17.7">
                <text:p>1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